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10.5pt" style:font-size-asian="10.5pt" style:font-size-complex="10.5pt"/>
    </style:style>
    <style:style style:name="P2" style:family="paragraph" style:parent-style-name="Standard">
      <style:paragraph-properties fo:text-align="justify" style:justify-single-word="false"/>
      <style:text-properties fo:font-size="10.5pt" officeooo:paragraph-rsid="000f03c3" style:font-size-asian="10.5pt" style:font-size-complex="10.5pt"/>
    </style:style>
    <style:style style:name="P3" style:family="paragraph" style:parent-style-name="Standard">
      <style:paragraph-properties fo:text-align="justify" style:justify-single-word="false"/>
      <style:text-properties style:font-name="sans-serif" fo:font-size="10.5pt" style:font-size-asian="10.5pt" style:font-size-complex="10.5pt"/>
    </style:style>
    <style:style style:name="P4" style:family="paragraph" style:parent-style-name="Standard">
      <style:paragraph-properties fo:text-align="justify" style:justify-single-word="false"/>
      <style:text-properties style:font-name="sans-serif" fo:font-size="10.5pt" officeooo:paragraph-rsid="000f03c3" style:font-size-asian="10.5pt" style:font-size-complex="10.5pt"/>
    </style:style>
    <style:style style:name="P5" style:family="paragraph" style:parent-style-name="Standard">
      <style:paragraph-properties fo:text-align="justify" style:justify-single-word="false"/>
      <style:text-properties style:font-name="sans-serif" fo:font-size="10.5pt" fo:font-weight="bold" officeooo:rsid="0000e450" officeooo:paragraph-rsid="0000e450" style:font-size-asian="10.5pt" style:font-weight-asian="bold" style:font-size-complex="10.5pt" style:font-weight-complex="bold"/>
    </style:style>
    <style:style style:name="P6" style:family="paragraph" style:parent-style-name="Standard">
      <style:paragraph-properties fo:margin-left="0.801cm" fo:margin-right="0cm" fo:text-align="justify" style:justify-single-word="false" fo:text-indent="0cm" style:auto-text-indent="false"/>
      <style:text-properties style:font-name="sans-serif" fo:font-size="10.5pt" officeooo:paragraph-rsid="000f03c3" style:font-size-asian="10.5pt" style:font-size-complex="10.5pt"/>
    </style:style>
    <style:style style:name="P7" style:family="paragraph" style:parent-style-name="Standard" style:master-page-name="">
      <style:paragraph-properties fo:margin-left="0.801cm" fo:margin-right="0cm" fo:text-align="justify" style:justify-single-word="false" fo:text-indent="0cm" style:auto-text-indent="false" style:page-number="auto"/>
      <style:text-properties style:font-name="sans-serif" fo:font-size="10.5pt" officeooo:paragraph-rsid="000f03c3" style:font-size-asian="10.5pt" style:font-size-complex="10.5pt"/>
    </style:style>
    <style:style style:name="P8" style:family="paragraph" style:parent-style-name="Standard">
      <style:paragraph-properties fo:margin-left="1.3cm" fo:margin-right="0cm" fo:text-align="justify" style:justify-single-word="false" fo:text-indent="0cm" style:auto-text-indent="false"/>
      <style:text-properties fo:font-size="10.5pt" officeooo:paragraph-rsid="000f03c3" style:font-size-asian="10.5pt" style:font-size-complex="10.5pt"/>
    </style:style>
    <style:style style:name="P9" style:family="paragraph" style:parent-style-name="Standard" style:master-page-name="">
      <style:paragraph-properties fo:margin-left="1.3cm" fo:margin-right="0cm" fo:text-align="justify" style:justify-single-word="false" fo:text-indent="0cm" style:auto-text-indent="false" style:page-number="auto"/>
      <style:text-properties style:font-name="sans-serif" fo:font-size="10.5pt" officeooo:paragraph-rsid="000f03c3" style:font-size-asian="10.5pt" style:font-size-complex="10.5pt"/>
    </style:style>
    <style:style style:name="P10" style:family="paragraph" style:parent-style-name="Standard">
      <style:paragraph-properties fo:margin-left="1.101cm" fo:margin-right="0cm" fo:text-align="justify" style:justify-single-word="false" fo:text-indent="0cm" style:auto-text-indent="false"/>
      <style:text-properties fo:font-size="10.5pt" officeooo:paragraph-rsid="000f03c3" style:font-size-asian="10.5pt" style:font-size-complex="10.5pt"/>
    </style:style>
    <style:style style:name="P11" style:family="paragraph" style:parent-style-name="Standard">
      <style:paragraph-properties fo:margin-left="1.101cm" fo:margin-right="0cm" fo:text-align="justify" style:justify-single-word="false" fo:text-indent="0cm" style:auto-text-indent="false"/>
      <style:text-properties style:font-name="sans-serif" fo:font-size="10.5pt" officeooo:paragraph-rsid="000f03c3" style:font-size-asian="10.5pt" style:font-size-complex="10.5pt"/>
    </style:style>
    <style:style style:name="P12" style:family="paragraph" style:parent-style-name="Standard" style:master-page-name="">
      <style:paragraph-properties fo:margin-left="1.101cm" fo:margin-right="0cm" fo:text-align="justify" style:justify-single-word="false" fo:text-indent="0cm" style:auto-text-indent="false" style:page-number="auto"/>
      <style:text-properties style:font-name="sans-serif" fo:font-size="10.5pt" officeooo:paragraph-rsid="000f03c3" style:font-size-asian="10.5pt" style:font-size-complex="10.5pt"/>
    </style:style>
    <style:style style:name="P13" style:family="paragraph" style:parent-style-name="Standard">
      <style:paragraph-properties fo:text-align="justify" style:justify-single-word="false"/>
      <style:text-properties style:font-name="monospace" fo:font-size="10.5pt" fo:font-style="italic" officeooo:paragraph-rsid="000f03c3" style:font-size-asian="10.5pt" style:font-style-asian="italic" style:font-size-complex="10.5pt" style:font-style-complex="italic"/>
    </style:style>
    <style:style style:name="P14" style:family="paragraph" style:parent-style-name="Standard">
      <style:paragraph-properties fo:text-align="justify" style:justify-single-word="false"/>
      <style:text-properties style:font-name="monospace" fo:font-size="10.5pt" fo:font-style="normal" officeooo:paragraph-rsid="000f03c3" style:font-size-asian="10.5pt" style:font-style-asian="normal" style:font-size-complex="10.5pt" style:font-style-complex="normal"/>
    </style:style>
    <style:style style:name="P15" style:family="paragraph" style:parent-style-name="Standard">
      <style:paragraph-properties fo:text-align="justify" style:justify-single-word="false"/>
      <style:text-properties style:font-name="monospace" fo:font-size="10.5pt" officeooo:paragraph-rsid="000f03c3" style:font-size-asian="10.5pt" style:font-size-complex="10.5pt"/>
    </style:style>
    <style:style style:name="P16" style:family="paragraph" style:parent-style-name="Standard">
      <style:paragraph-properties fo:text-align="justify" style:justify-single-word="false"/>
      <style:text-properties style:font-name="sans-serif" fo:font-size="10.5pt" officeooo:paragraph-rsid="000f03c3" style:font-size-asian="10.5pt" style:font-size-complex="10.5pt"/>
    </style:style>
    <style:style style:name="P17" style:family="paragraph" style:parent-style-name="Standard">
      <style:paragraph-properties fo:text-align="justify" style:justify-single-word="false"/>
      <style:text-properties style:font-name="sans-serif" fo:font-size="10.5pt" officeooo:rsid="00155cb6" officeooo:paragraph-rsid="00155cb6" style:font-size-asian="10.5pt" style:font-size-complex="10.5pt"/>
    </style:style>
    <style:style style:name="P18" style:family="paragraph" style:parent-style-name="Standard" style:master-page-name="">
      <style:paragraph-properties fo:margin-left="0.801cm" fo:margin-right="0cm" fo:text-align="justify" style:justify-single-word="false" fo:text-indent="0cm" style:auto-text-indent="false" style:page-number="auto">
        <style:tab-stops>
          <style:tab-stop style:position="0.794cm"/>
        </style:tab-stops>
      </style:paragraph-properties>
      <style:text-properties style:font-name="sans-serif" fo:font-size="10.5pt" officeooo:paragraph-rsid="000f03c3" style:font-size-asian="10.5pt" style:font-size-complex="10.5pt"/>
    </style:style>
    <style:style style:name="P19" style:family="paragraph" style:parent-style-name="Standard">
      <style:paragraph-properties fo:margin-left="0.801cm" fo:margin-right="0cm" fo:text-align="justify" style:justify-single-word="false" fo:text-indent="0cm" style:auto-text-indent="false">
        <style:tab-stops>
          <style:tab-stop style:position="0.794cm"/>
        </style:tab-stops>
      </style:paragraph-properties>
      <style:text-properties style:font-name="sans-serif" fo:font-size="10.5pt" officeooo:paragraph-rsid="000f03c3" style:font-size-asian="10.5pt" style:font-size-complex="10.5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sans-serif"/>
    </style:style>
    <style:style style:name="T4" style:family="text">
      <style:text-properties style:font-name="sans-serif" fo:font-style="italic" style:font-style-asian="italic" style:font-style-complex="italic"/>
    </style:style>
    <style:style style:name="T5" style:family="text">
      <style:text-properties style:font-name="sans-serif" fo:font-weight="bold" style:font-weight-asian="bold" style:font-weight-complex="bold"/>
    </style:style>
    <style:style style:name="T6" style:family="text">
      <style:text-properties style:font-name="sans-serif" officeooo:rsid="000f03c3"/>
    </style:style>
    <style:style style:name="T7" style:family="text">
      <style:text-properties style:font-name="monospace"/>
    </style:style>
    <style:style style:name="T8" style:family="text">
      <style:text-properties style:font-name="monospace" fo:font-style="italic" style:font-style-asian="italic" style:font-style-complex="italic"/>
    </style:style>
    <style:style style:name="T9" style:family="text">
      <style:text-properties officeooo:rsid="000f03c3"/>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officeooo:rsid="0016559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A - PRACTICA <text:span text:style-name="T9">3</text:span></text:p>
      <text:p text:style-name="P4">NOTA: por ahora vamos a implementar todos los programas en un hilo principal de ejecución, sin realizar llamadas a subrutinas.</text:p>
      <text:p text:style-name="P4"/>
      <text:p text:style-name="P2"><text:span text:style-name="T5">A. Ejecución condicional:</text:span><text:span text:style-name="T3"> implementación del programa </text:span><text:span text:style-name="T8">mayor.asm</text:span></text:p>
      <text:p text:style-name="P13"/>
      <text:p text:style-name="P4">Se pide implementar un programa en el ensamblador del MIPS32 que lea dos números introducidos por el usuario y que después imprima el mayor de los números. A partir de la página A-59 del apéndice encontramos las instrucciones de salto. Estas instrucciones nos permite<text:span text:style-name="T9">n</text:span> la implementación de ejecución condicional en lenguaje ensamblador, aunque no de la misma manera que un lenguaje de alto nivel. Vamos a utilizar la pseudoinstrucción <text:span text:style-name="T7">bgt</text:span>(branch on greater than) para implementar este programa. ¿En qué instrucciones básicas se descompone? Analiza dichas instrucciones y comprueba que entiendes todos los campos de la misma.¿Cuál es el valor del offset? ¿es correcto?</text:p>
      <text:p text:style-name="P4"/>
      <text:p text:style-name="P17">Se descompone en slt y bne (set less than y branch on not equal<text:span text:style-name="T11"> – </text:span><text:span text:style-name="T12">si es menor, salta si no son iguales) Offset indica el número de instrucciones que saltamos.</text:span></text:p>
      <text:p text:style-name="P4"/>
      <text:p text:style-name="P4"><text:span text:style-name="T1">B. Bucles: </text:span>implementación del programa<text:span text:style-name="T2"> </text:span><text:span text:style-name="T8">multiplos.asm</text:span></text:p>
      <text:p text:style-name="P13"/>
      <text:p text:style-name="P4">Se pide implementar un programa que lea dos números del terminal, A y B, y que a </text:p>
      <text:p text:style-name="P4">continuación imprima todos los números múltiplos de A que hay desde el número A </text:p>
      <text:p text:style-name="P4">hasta el número AxB. Se tendrán en cuenta las siguientes restricciones:</text:p>
      <text:p text:style-name="P7">-Si B es igual a 0, el programa debe terminar</text:p>
      <text:p text:style-name="P6">-Cuando se llega al número AxB, el programa debe terminar</text:p>
      <text:p text:style-name="P6">-Cada múltiplo se debe imprimir en una nueva línea.</text:p>
      <text:p text:style-name="P4"/>
      <text:p text:style-name="P4"><text:span text:style-name="T1">C. Leer una línea de texto de la consola:</text:span> implementación del programa <text:span text:style-name="T8">palindromo.asm</text:span></text:p>
      <text:p text:style-name="P14"/>
      <text:p text:style-name="P4">Se pide implementar un programa que lea una línea de texto de la consola y determine si la misma es un palíndromo o no. En esta primera versión, los signos de puntuación, las mayúsculas y minúsculas y los espacios en blanco no se tendrán en cuenta. Especificaciones del algoritmo:</text:p>
      <text:p text:style-name="P7">- Lectura de una cadena de caracteres. Se reservarán 1024 bytes para leer del terminal una cadena mediante la directiva <text:span text:style-name="T2">.</text:span><text:span text:style-name="T8">space</text:span></text:p>
      <text:p text:style-name="P6">- Se necesitarán dos punteros, uno apuntando al primer carácter de la cadena y otro que apunte al último, para recorrer la cadena en direcciones opuestas.</text:p>
      <text:p text:style-name="P6">- Mientras que los caracteres apuntados sean iguales y el puntero de inicio sea menor al puntero del final, debemos continuar comparando caracteres. Si los caracteres son distintos, la cadena no es un palíndromo. Se debe imprimir el mensaje correspondiente y terminar.</text:p>
      <text:p text:style-name="P6">- Si el puntero inicial es mayor o igual el puntero final, la cadena es un palíndromo. Se debe imprimir el mensaje correspondiente y terminar.</text:p>
      <text:p text:style-name="P4"/>
      <text:p text:style-name="P4"><text:span text:style-name="T1">D. Convertir una cadena de texto en un número: </text:span>implementación del programa <text:span text:style-name="T8">atoi_1.asm</text:span></text:p>
      <text:p text:style-name="P13"/>
      <text:p text:style-name="P4">Se pide implementar un programa que lea una línea de texto del terminal, la convierta a un número e imprima dicho número por pantalla. En esta primera versión del algoritmo no se tendrá en cuenta el signo del número y otros caracteres con no sean dígitos. </text:p>
      <text:p text:style-name="P4"/>
      <text:p text:style-name="P4">Especificaciones del algoritmo:</text:p>
      <text:p text:style-name="P7">- Lectura de una cadena de caracteres. Se reservarán 1024 bytes para leer del terminal una cadena mediante la directiva <text:span text:style-name="T8">.space</text:span></text:p>
      <text:p text:style-name="P6">- Se necesitará un puntero para recorrer la cadena y una variable para generar el correspondiente número entero, <text:span text:style-name="T2">num.</text:span></text:p>
      <text:p text:style-name="P6">- Mientras que el siguiente carácter no sea ‘\n’:</text:p>
      <text:p text:style-name="P9"><text:span text:style-name="T7">o </text:span>num = num X 10</text:p>
      <text:p text:style-name="P8"><text:span text:style-name="T7">o </text:span><text:span text:style-name="T3">num = num + (nextChar </text:span>– ‘<text:span text:style-name="T3">0’)</text:span></text:p>
      <text:p text:style-name="P2"><text:soft-page-break/></text:p>
      <text:p text:style-name="P2"><text:span text:style-name="T3">E</text:span><text:span text:style-name="T5">. Convertir una cadena de texto en un número: </text:span><text:span text:style-name="T3">implementación del programa </text:span><text:span text:style-name="T8">atoi_2.asm</text:span></text:p>
      <text:p text:style-name="P15"/>
      <text:p text:style-name="P2"><text:span text:style-name="T3">Esta segunda versión de </text:span><text:span text:style-name="T4">atoi </text:span><text:span text:style-name="T3">sí que tendrá en cuenta el signo del número. El signo vendrá indicado por el primer carácter. Dicho carácter se tendrá en cuenta para, una vez calculado el número final, multiplicar por 1 o por -1 según corresponda. </text:span></text:p>
      <text:p text:style-name="P3"/>
      <text:p text:style-name="P4"><text:span text:style-name="T1">F. Convertir una cadena de texto en un número: </text:span>implementación del programa <text:span text:style-name="T8">atoi_3.asm</text:span></text:p>
      <text:p text:style-name="P13"/>
      <text:p text:style-name="P4">Esta tercera versión de atoi copiará el comportamiento de la función de librería <text:span text:style-name="T2">atoi</text:span> de UNIX, de tal manera qué, cuando encuentre un carácter que no sea un dígito, detiene la conversión y devuelve el contenido calculado hasta el momento y almacenado en <text:span text:style-name="T2">num. </text:span></text:p>
      <text:p text:style-name="P4"/>
      <text:p text:style-name="P4"><text:span text:style-name="T1">G. Convertir una cadena de texto en un número:</text:span> implementación del programa <text:span text:style-name="T8">atoi_4.asm</text:span></text:p>
      <text:p text:style-name="P13"/>
      <text:p text:style-name="P4">La última versión de <text:span text:style-name="T2">atoi</text:span> debe detectar el desbordamiento cuando el número calculado sea mayor que el que se puede representar con 32 bits. Existen dos puntos en el programa en los que se puede producir desbordamiento:</text:p>
      <text:p text:style-name="P4"/>
      <text:p text:style-name="P12">- Cuando multiplicamos <text:span text:style-name="T2">numpor</text:span> 10. Para detectar si se produce desbordamiento, después de realizar la multiplicación, debemos comprobar el contenido de los registros especiales <text:span text:style-name="T2">hi</text:span> y <text:span text:style-name="T2">lo</text:span>. Si hi es distinto de cero, entonces se ha producido desbordamiento, puesto que el número ocupa más de 32 bits. Si <text:span text:style-name="T2">hi</text:span> es igual a cero pero <text:span text:style-name="T2">lo</text:span> representa un número negativo, <text:span text:style-name="T9">e</text:span>ntonces también se produce desbordamiento, puesto que el número generado no se puede representar como un número positivo en complemento a dos. Por ejemplo, el número 3000000000 se convierte en -1294967296.</text:p>
      <text:p text:style-name="P11"/>
      <text:p text:style-name="P10"><text:span text:style-name="T3">- Cuando realizamos la suma num = num + (nextChar </text:span>– ‘<text:span text:style-name="T3">0’). En este caso, si el número resultante es menor que cero, se produce desbordamiento.</text:span></text:p>
      <text:p text:style-name="P2"/>
      <text:p text:style-name="P2"><text:span text:style-name="T5">H. Otros programas:</text:span><text:span text:style-name="T3"> implementa una nueva versión del palíndromo que ignore los espacios en blanco, mayúsculas y minúsculas y los signos de puntuación. De tal manera que reconozca como palíndromos las siguientes frases:</text:span></text:p>
      <text:p text:style-name="P18">- La moral, claro, mal.</text:p>
      <text:p text:style-name="P19">- La ruta natural.</text:p>
      <text:p text:style-name="P19">- La ruta nos aportó otro paso natural.</text:p>
      <text:p text:style-name="P19">- Le avisará Sara si va él.</text:p>
      <text:p text:style-name="P19">- 1 2 321</text:p>
      <text:p text:style-name="P2"/>
      <text:p text:style-name="P4">Escribe un programa que pida 20 números por el terminal, que luego los ordene </text:p>
      <text:p text:style-name="P1"><text:span text:style-name="T3">empleando mediante el método de la burbuja (bublesort) y que por último los imprima en orden crecien</text:span><text:span text:style-name="T6">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61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gonzalez</meta:initial-creator>
    <meta:creation-date>2015-09-29T13:39:32.489553413</meta:creation-date>
    <dc:date>2015-10-20T14:30:24.166551057</dc:date>
    <dc:creator>marco gonzalez</dc:creator>
    <meta:editing-duration>PT1H57M22S</meta:editing-duration>
    <meta:editing-cycles>13</meta:editing-cycles>
    <meta:generator>LibreOffice/4.2.8.2$Linux_X86_64 LibreOffice_project/420m0$Build-2</meta:generator>
    <meta:document-statistic meta:table-count="0" meta:image-count="0" meta:object-count="0" meta:page-count="2" meta:paragraph-count="42" meta:word-count="911" meta:character-count="5427" meta:non-whitespace-character-count="4549"/>
  </office:meta>
</office:document-meta>
</file>